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urls1" table:style-name="ta1">
        <table:table-column table:style-name="co1" table:default-cell-style-name="Default"/>
        <table:table-row table:style-name="ro1"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greatoffers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great-offers-one-pound-and-under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two-pound-offers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summer-offers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toprated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top-tipple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great-offers-health-beauty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clean-home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fridge-fillers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great-offers-frozen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snacks-treats</text:p>
          </table:table-cell>
        </table:table-row>
        <table:table-row table:style-name="ro1">
          <table:table-cell office:value-type="string" calcext:value-type="string">
            <text:p>https://www.sainsburys.co.uk/shop/gb/groceries/find-great-offers/great-offers-round-pound-deals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values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values/marketing-preferences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values/waystocollect-nectar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values/howtojoin-nectar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values/sustainably-sourced-fish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values/buying-british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ustainable-fishing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freshness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/fairtrade-sugar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/fairtrade-cocoa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/fairtrade-essentials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/fairtrade-roast-ground-coffee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/fairtrade-fruit-vegetables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/fairtrade-tea</text:p>
          </table:table-cell>
        </table:table-row>
        <table:table-row table:style-name="ro1">
          <table:table-cell office:value-type="string" calcext:value-type="string">
            <text:p>https://www.sainsburys.co.uk/shop/gb/groceries/get-ideas/values/sainsburys-fairtrade/fairtrade-wines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ranges/our-ranges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ranges/our-ranges/pernod-ricard-whisky-bundle-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ranges/freefrom-range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freebies-and-competitions/our-freebies-and-competitions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freebies-and-competitions/our-freebies-and-competitions/alpro-sample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freebies-and-competitions/our-freebies-and-competitions/aquarius-sample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freebies-and-competitions/our-freebies-and-competitions/tena-lights-sample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our-instore-services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--fish-counter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--meat-counter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--deli-cheese-counter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--food-to-go-counter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--sainsburys-pharmacy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--sainsburys-cafe</text:p>
          </table:table-cell>
        </table:table-row>
        <table:table-row table:style-name="ro1">
          <table:table-cell office:value-type="string" calcext:value-type="string">
            <text:p>https://www.sainsburys.co.uk/shop/gb/groceries/get-ideas/our-instore-services/--tell-sainsbur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8T14:35:14.547169732</dc:date>
    <meta:editing-duration>PT2M35S</meta:editing-duration>
    <meta:editing-cycles>1</meta:editing-cycles>
    <meta:document-statistic meta:table-count="1" meta:cell-count="44" meta:object-count="0"/>
  </office:meta>
</office:document-meta>
</file>